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FARFAN APAZA, MIRK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ARFAN APAZA, MIRK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FRANCES ROJO (PAVIPOLLOS)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9990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2:56:3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